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Liberation Mono" svg:font-family="'Liberation Mono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4cm" svg:stroke-color="#0000ff" draw:stroke-linejoin="miter" svg:stroke-linecap="butt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8cm" svg:stroke-color="#0000ff" draw:stroke-linejoin="miter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7.9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DejaVu Serif" fo:font-size="18pt" fo:font-weight="bold" style:font-size-asian="18pt" style:font-name-complex="DejaVu Serif" style:font-size-complex="18pt" style:font-weight-complex="bold"/>
    </style:style>
    <style:style style:name="T2" style:family="text">
      <style:text-properties fo:color="#000000" style:font-name="DejaVu Serif" fo:font-size="11pt" style:font-size-asian="11pt" style:font-name-complex="DejaVu Serif" style:font-size-complex="11pt"/>
    </style:style>
    <style:style style:name="T3" style:family="text">
      <style:text-properties fo:color="#0000ff" style:font-name="DejaVu Serif" fo:font-size="11pt" style:font-size-asian="11pt" style:font-name-complex="DejaVu Serif" style:font-size-complex="11pt"/>
    </style:style>
    <style:style style:name="T4" style:family="text">
      <style:text-properties fo:color="#000000" style:font-name="DejaVu Serif" fo:font-size="13pt" fo:font-weight="bold" style:font-size-asian="13pt" style:font-name-complex="DejaVu Serif" style:font-size-complex="13pt" style:font-weight-complex="bold"/>
    </style:style>
    <style:style style:name="T5" style:family="text">
      <style:text-properties fo:color="#000000" style:font-name="DejaVu Serif" fo:font-size="12pt" style:font-size-asian="12pt" style:font-name-complex="DejaVu Serif" style:font-size-complex="12pt"/>
    </style:style>
    <style:style style:name="T6" style:family="text">
      <style:text-properties fo:color="#000000" style:font-name="DejaVu Serif" fo:font-size="11pt" fo:font-weight="bold" style:font-size-asian="11pt" style:font-name-complex="DejaVu Serif" style:font-size-complex="11pt" style:font-weight-complex="bold"/>
    </style:style>
    <style:style style:name="T7" style:family="text">
      <style:text-properties fo:color="#0000ff" style:font-name="Liberation Mono" fo:font-size="11pt" style:font-size-asian="11pt" style:font-name-complex="Liberation Mono" style:font-size-complex="11pt"/>
    </style:style>
    <style:style style:name="T8" style:family="text">
      <style:text-properties fo:color="#000000" style:font-name="DejaVu Serif" fo:font-size="12pt" fo:font-weight="bold" style:font-size-asian="12pt" style:font-name-complex="DejaVu Serif" style:font-size-complex="12pt" style:font-weight-complex="bold"/>
    </style:style>
    <style:style style:name="T9" style:family="text">
      <style:text-properties fo:color="#000000" style:font-name="DejaVu Serif" fo:font-size="11.3999996185303pt" style:font-size-asian="11.3999996185303pt" style:font-name-complex="DejaVu Serif" style:font-size-complex="11.3999996185303pt"/>
    </style:style>
    <style:style style:name="T10" style:family="text">
      <style:text-properties fo:color="#000000" style:font-name="OpenSymbol" fo:font-size="11pt" style:font-size-asian="11pt" style:font-name-complex="OpenSymbol" style:font-size-complex="11pt"/>
    </style:style>
    <style:style style:name="T11" style:family="text">
      <style:text-properties fo:color="#000000" style:font-name="DejaVu Serif" fo:font-size="10pt" style:font-size-asian="10pt" style:font-name-complex="DejaVu Serif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46cm" svg:height="0.746cm" svg:x="8.227cm" svg:y="1.914cm">
          <draw:text-box>
            <text:p text:style-name="P1"><text:span text:style-name="T1">Thomas A. </text:span><text:span text:style-name="T1">Rio</text:span></text:p>
          </draw:text-box>
        </draw:frame>
        <draw:frame draw:style-name="gr2" draw:text-style-name="P3" draw:layer="layout" svg:width="5.141cm" svg:height="0.454cm" svg:x="8.234cm" svg:y="2.764cm">
          <draw:text-box>
            <text:p text:style-name="P1"><text:span text:style-name="T2">Front End Web Developer</text:span></text:p>
          </draw:text-box>
        </draw:frame>
        <draw:frame draw:style-name="gr2" draw:text-style-name="P3" draw:layer="layout" svg:width="8.676cm" svg:height="0.454cm" svg:x="6.473cm" svg:y="3.283cm">
          <draw:text-box>
            <text:p text:style-name="P1"><text:span text:style-name="T2">2709 Crockett Drive <text:s text:c="2"/>Greenville, NC 28578</text:span></text:p>
          </draw:text-box>
        </draw:frame>
        <draw:line draw:style-name="gr3" draw:text-style-name="P4" draw:layer="layout" svg:x1="9.941cm" svg:y1="4.2cm" svg:x2="14.876cm" svg:y2="4.2cm">
          <text:p/>
        </draw:line>
        <draw:frame draw:style-name="gr2" draw:text-style-name="P3" draw:layer="layout" svg:width="8.181cm" svg:height="0.454cm" svg:x="6.724cm" svg:y="3.802cm">
          <draw:text-box>
            <text:p text:style-name="P1"><text:span text:style-name="T2">252.571.5303 | <text:s/></text:span><text:span text:style-name="T3">A.thomas.rio@gmail.com</text:span></text:p>
          </draw:text-box>
        </draw:frame>
        <draw:frame draw:style-name="gr4" draw:text-style-name="P5" draw:layer="layout" svg:width="4.091cm" svg:height="0.535cm" svg:x="8.752cm" svg:y="4.325cm">
          <draw:text-box>
            <text:p text:style-name="P1"><text:span text:style-name="T4">Technical Skills</text:span></text:p>
          </draw:text-box>
        </draw:frame>
        <draw:frame draw:style-name="gr5" draw:text-style-name="P6" draw:layer="layout" svg:width="0.645cm" svg:height="0.497cm" svg:x="10.478cm" svg:y="4.863cm">
          <draw:text-box>
            <text:p text:style-name="P1"><text:span text:style-name="T5">Git</text:span></text:p>
          </draw:text-box>
        </draw:frame>
        <draw:frame draw:style-name="gr5" draw:text-style-name="P6" draw:layer="layout" svg:width="1.636cm" svg:height="0.497cm" svg:x="9.984cm" svg:y="5.356cm">
          <draw:text-box>
            <text:p text:style-name="P1"><text:span text:style-name="T5">HTML5</text:span></text:p>
          </draw:text-box>
        </draw:frame>
        <draw:frame draw:style-name="gr5" draw:text-style-name="P6" draw:layer="layout" svg:width="1.183cm" svg:height="0.497cm" svg:x="10.213cm" svg:y="5.85cm">
          <draw:text-box>
            <text:p text:style-name="P1"><text:span text:style-name="T5">CSS3</text:span></text:p>
          </draw:text-box>
        </draw:frame>
        <draw:frame draw:style-name="gr5" draw:text-style-name="P6" draw:layer="layout" svg:width="2.508cm" svg:height="0.497cm" svg:x="9.546cm" svg:y="6.344cm">
          <draw:text-box>
            <text:p text:style-name="P1"><text:span text:style-name="T5">Bootstrap 4</text:span></text:p>
          </draw:text-box>
        </draw:frame>
        <draw:frame draw:style-name="gr5" draw:text-style-name="P6" draw:layer="layout" svg:width="4.722cm" svg:height="0.497cm" svg:x="8.276cm" svg:y="6.838cm">
          <draw:text-box>
            <text:p text:style-name="P1"><text:span text:style-name="T5"><text:s text:c="7"/></text:span><text:span text:style-name="T5">JavaScript ES6 <text:s text:c="3"/></text:span></text:p>
          </draw:text-box>
        </draw:frame>
        <draw:frame draw:style-name="gr5" draw:text-style-name="P6" draw:layer="layout" svg:width="1.441cm" svg:height="0.497cm" svg:x="10.027cm" svg:y="7.277cm">
          <draw:text-box>
            <text:p text:style-name="P7"><text:span text:style-name="T5">jQuery</text:span></text:p>
          </draw:text-box>
        </draw:frame>
        <draw:frame draw:style-name="gr2" draw:text-style-name="P3" draw:layer="layout" svg:width="2.313cm" svg:height="0.458cm" svg:x="9.645cm" svg:y="7.83cm">
          <draw:text-box>
            <text:p text:style-name="P1"><text:span text:style-name="T6">PROJECTS</text:span></text:p>
          </draw:text-box>
        </draw:frame>
        <draw:line draw:style-name="gr6" draw:text-style-name="P4" draw:layer="layout" svg:x1="8.47cm" svg:y1="8.716cm" svg:x2="13.126cm" svg:y2="8.716cm">
          <text:p/>
        </draw:line>
        <draw:frame draw:style-name="gr2" draw:text-style-name="P3" draw:layer="layout" svg:width="4.659cm" svg:height="0.446cm" svg:x="8.47cm" svg:y="8.347cm">
          <draw:text-box>
            <text:p text:style-name="P1"><text:span text:style-name="T7"><text:a xlink:href="http://webdevelopmental.com/" xlink:type="simple">webDevelopMental.com</text:a></text:span></text:p>
          </draw:text-box>
        </draw:frame>
        <draw:line draw:style-name="gr3" draw:text-style-name="P4" draw:layer="layout" svg:x1="8.692cm" svg:y1="9.248cm" svg:x2="12.908cm" svg:y2="9.248cm">
          <text:p/>
        </draw:line>
        <draw:frame draw:style-name="gr2" draw:text-style-name="P3" draw:layer="layout" svg:width="4.218cm" svg:height="0.454cm" svg:x="8.692cm" svg:y="8.85cm">
          <draw:text-box>
            <text:p text:style-name="P1"><text:span text:style-name="T3"><text:a xlink:href="http://immaturegenius.com/" xlink:type="simple">immatureGenius.com</text:a></text:span></text:p>
          </draw:text-box>
        </draw:frame>
        <draw:frame draw:style-name="gr2" draw:text-style-name="P3" draw:layer="layout" svg:width="7.279cm" svg:height="0.458cm" svg:x="7.15cm" svg:y="9.74cm">
          <draw:text-box>
            <text:p text:style-name="P1"><text:span text:style-name="T6">EDUCATION &amp; CERTIFICATIONS</text:span></text:p>
          </draw:text-box>
        </draw:frame>
        <draw:frame draw:style-name="gr7" draw:text-style-name="P8" draw:layer="layout" svg:width="7.931cm" svg:height="1.741cm" svg:x="6.769cm" svg:y="10.198cm">
          <draw:text-box>
            <text:p text:style-name="P1"><text:span text:style-name="T2"><text:s text:c="7"/></text:span><text:span text:style-name="T2">Associate of Art, General Studies,</text:span></text:p>
            <text:p text:style-name="P1"><text:span text:style-name="T2">College of Southern Maryland, La Plata </text:span></text:p>
            <text:p text:style-name="P1"><text:span text:style-name="T2"><text:s text:c="7"/></text:span><text:span text:style-name="T2">University of Maryland UMUC </text:span></text:p>
          </draw:text-box>
        </draw:frame>
        <draw:frame draw:style-name="gr5" draw:text-style-name="P6" draw:layer="layout" svg:width="4.985cm" svg:height="0.501cm" svg:x="8.393cm" svg:y="11.77cm">
          <draw:text-box>
            <text:p text:style-name="P1"><text:span text:style-name="T8">freeCodeCamp.org’s </text:span></text:p>
          </draw:text-box>
        </draw:frame>
        <draw:line draw:style-name="gr3" draw:text-style-name="P4" draw:layer="layout" svg:x1="5.947cm" svg:y1="12.66cm" svg:x2="15.652cm" svg:y2="12.66cm">
          <text:p/>
        </draw:line>
        <draw:frame draw:style-name="gr2" draw:text-style-name="P3" draw:layer="layout" svg:width="9.718cm" svg:height="0.454cm" svg:x="5.948cm" svg:y="12.261cm">
          <draw:text-box>
            <text:p text:style-name="P1"><text:span text:style-name="T3">Responsive Web Design Certification (300 hours)</text:span></text:p>
          </draw:text-box>
        </draw:frame>
        <draw:line draw:style-name="gr3" draw:text-style-name="P4" draw:layer="layout" svg:x1="4.078cm" svg:y1="13.111cm" svg:x2="17.522cm" svg:y2="13.111cm">
          <text:p/>
        </draw:line>
        <draw:frame draw:style-name="gr2" draw:text-style-name="P3" draw:layer="layout" svg:width="13.477cm" svg:height="0.454cm" svg:x="4.078cm" svg:y="12.713cm">
          <draw:text-box>
            <text:p text:style-name="P1"><text:span text:style-name="T3">JavaScript Algorithms and Data Structures Certification (300 hours)</text:span></text:p>
          </draw:text-box>
        </draw:frame>
        <draw:frame draw:style-name="gr2" draw:text-style-name="P3" draw:layer="layout" svg:width="7.089cm" svg:height="0.458cm" svg:x="7.26cm" svg:y="13.623cm">
          <draw:text-box>
            <text:p text:style-name="P1"><text:span text:style-name="T6">RELEVANT WORK EXPERIENCE</text:span></text:p>
          </draw:text-box>
        </draw:frame>
        <draw:frame draw:style-name="gr2" draw:text-style-name="P9" draw:layer="layout" svg:width="10.187cm" svg:height="0.467cm" svg:x="2.64cm" svg:y="14.575cm">
          <draw:text-box>
            <text:p text:style-name="P1"><text:span text:style-name="T9">US House of Representatives contracted through:</text:span></text:p>
          </draw:text-box>
        </draw:frame>
        <draw:frame draw:style-name="gr2" draw:text-style-name="P9" draw:layer="layout" svg:width="15.382cm" svg:height="0.467cm" svg:x="2.64cm" svg:y="15.094cm">
          <draw:text-box>
            <text:p text:style-name="P1"><text:span text:style-name="T9">Metro Data Networks, </text:span><text:span text:style-name="T2"><text:s/>DESKTOP SUPPORT ENGINEER <text:s text:c="3"/></text:span><text:span text:style-name="T9"><text:s text:c="28"/></text:span></text:p>
          </draw:text-box>
        </draw:frame>
        <draw:frame draw:style-name="gr2" draw:text-style-name="P3" draw:layer="layout" svg:width="16.474cm" svg:height="0.454cm" svg:x="2.544cm" svg:y="15.666cm">
          <draw:text-box>
            <text:p text:style-name="P1"><text:span text:style-name="T2">Washington, DC <text:s text:c="45"/>Manager: <text:s/>Nels Benson 703-989-2419 </text:span></text:p>
          </draw:text-box>
        </draw:frame>
        <draw:frame draw:style-name="gr2" draw:text-style-name="P3" draw:layer="layout" svg:width="15.005cm" svg:height="0.454cm" svg:x="2.544cm" svg:y="16.117cm">
          <draw:text-box>
            <text:p text:style-name="P1"><text:span text:style-name="T2">Serve as a member of the AD Administrators, Computer Operations and PC </text:span></text:p>
          </draw:text-box>
        </draw:frame>
        <draw:frame draw:style-name="gr2" draw:text-style-name="P3" draw:layer="layout" svg:width="16.245cm" svg:height="0.454cm" svg:x="2.544cm" svg:y="16.569cm">
          <draw:text-box>
            <text:p text:style-name="P1"><text:span text:style-name="T2">Support teams. <text:s/>Responsible for monitoring computer systems and server backup </text:span></text:p>
          </draw:text-box>
        </draw:frame>
        <draw:frame draw:style-name="gr2" draw:text-style-name="P3" draw:layer="layout" svg:width="15.157cm" svg:height="0.454cm" svg:x="2.544cm" svg:y="17.02cm">
          <draw:text-box>
            <text:p text:style-name="P1"><text:span text:style-name="T2">jobs. <text:s/>Also provide total support for Windows XP/7 based Dell workstations. <text:s/></text:span></text:p>
          </draw:text-box>
        </draw:frame>
        <draw:frame draw:style-name="gr2" draw:text-style-name="P3" draw:layer="layout" svg:width="15.149cm" svg:height="0.454cm" svg:x="2.544cm" svg:y="17.472cm">
          <draw:text-box>
            <text:p text:style-name="P1"><text:span text:style-name="T2">Administer security permissions via Active Directory all for the US House of </text:span></text:p>
          </draw:text-box>
        </draw:frame>
        <draw:frame draw:style-name="gr2" draw:text-style-name="P3" draw:layer="layout" svg:width="16.385cm" svg:height="0.454cm" svg:x="2.544cm" svg:y="17.923cm">
          <draw:text-box>
            <text:p text:style-name="P1"><text:span text:style-name="T2">Representative staff in a multitude of offices on many floors and in many buildings.</text:span></text:p>
          </draw:text-box>
        </draw:frame>
        <draw:frame draw:style-name="gr2" draw:text-style-name="P3" draw:layer="layout" svg:width="3.084cm" svg:height="0.454cm" svg:x="2.544cm" svg:y="18.375cm">
          <draw:text-box>
            <text:p text:style-name="P1"><text:span text:style-name="T2"><text:s text:c="4"/></text:span><text:span text:style-name="T2">Key projects:</text:span></text:p>
          </draw:text-box>
        </draw:frame>
        <draw:frame draw:style-name="gr2" draw:text-style-name="P3" draw:layer="layout" svg:width="0.387cm" svg:height="0.387cm" svg:x="3.179cm" svg:y="18.918cm">
          <draw:text-box>
            <text:p text:style-name="P1"><text:span text:style-name="T10"></text:span></text:p>
          </draw:text-box>
        </draw:frame>
        <draw:frame draw:style-name="gr2" draw:text-style-name="P3" draw:layer="layout" svg:width="14.463cm" svg:height="0.454cm" svg:x="3.814cm" svg:y="18.826cm">
          <draw:text-box>
            <text:p text:style-name="P1"><text:span text:style-name="T2">Perform user account creation, deletion, and configuration. Add/Remove </text:span></text:p>
          </draw:text-box>
        </draw:frame>
        <draw:frame draw:style-name="gr2" draw:text-style-name="P3" draw:layer="layout" svg:width="8.321cm" svg:height="0.454cm" svg:x="3.814cm" svg:y="19.278cm">
          <draw:text-box>
            <text:p text:style-name="P1"><text:span text:style-name="T2">user accounts with Active Directory 2008.</text:span></text:p>
          </draw:text-box>
        </draw:frame>
        <draw:frame draw:style-name="gr2" draw:text-style-name="P3" draw:layer="layout" svg:width="0.387cm" svg:height="0.387cm" svg:x="3.179cm" svg:y="19.821cm">
          <draw:text-box>
            <text:p text:style-name="P1"><text:span text:style-name="T10"></text:span></text:p>
          </draw:text-box>
        </draw:frame>
        <draw:frame draw:style-name="gr2" draw:text-style-name="P3" draw:layer="layout" svg:width="14.565cm" svg:height="0.454cm" svg:x="3.814cm" svg:y="19.73cm">
          <draw:text-box>
            <text:p text:style-name="P1"><text:span text:style-name="T2">Remotely support end user by Remote Desktop, Net Meeting, or over the </text:span></text:p>
          </draw:text-box>
        </draw:frame>
        <draw:frame draw:style-name="gr2" draw:text-style-name="P3" draw:layer="layout" svg:width="4.549cm" svg:height="0.454cm" svg:x="3.814cm" svg:y="20.181cm">
          <draw:text-box>
            <text:p text:style-name="P1"><text:span text:style-name="T2">phone, email support. <text:s/></text:span></text:p>
          </draw:text-box>
        </draw:frame>
        <draw:frame draw:style-name="gr2" draw:text-style-name="P3" draw:layer="layout" svg:width="0.387cm" svg:height="0.387cm" svg:x="3.179cm" svg:y="20.724cm">
          <draw:text-box>
            <text:p text:style-name="P1"><text:span text:style-name="T10"></text:span></text:p>
          </draw:text-box>
        </draw:frame>
        <draw:frame draw:style-name="gr2" draw:text-style-name="P3" draw:layer="layout" svg:width="14.4cm" svg:height="0.454cm" svg:x="3.814cm" svg:y="20.633cm">
          <draw:text-box>
            <text:p text:style-name="P1"><text:span text:style-name="T2">Troubleshoot connection issues involving IP addressing and DNS. <text:s/>Work </text:span></text:p>
          </draw:text-box>
        </draw:frame>
        <draw:frame draw:style-name="gr2" draw:text-style-name="P3" draw:layer="layout" svg:width="7.292cm" svg:height="0.454cm" svg:x="3.814cm" svg:y="21.084cm">
          <draw:text-box>
            <text:p text:style-name="P1"><text:span text:style-name="T2">daily with US.HOUSE.GOV domain. <text:s/></text:span></text:p>
          </draw:text-box>
        </draw:frame>
        <draw:frame draw:style-name="gr2" draw:text-style-name="P3" draw:layer="layout" svg:width="0.387cm" svg:height="0.387cm" svg:x="3.179cm" svg:y="21.627cm">
          <draw:text-box>
            <text:p text:style-name="P1"><text:span text:style-name="T10"></text:span></text:p>
          </draw:text-box>
        </draw:frame>
        <draw:frame draw:style-name="gr2" draw:text-style-name="P3" draw:layer="layout" svg:width="15.153cm" svg:height="0.454cm" svg:x="3.814cm" svg:y="21.536cm">
          <draw:text-box>
            <text:p text:style-name="P1"><text:span text:style-name="T2">Provide user support for any technical questions. <text:s/>Provide technical support </text:span></text:p>
          </draw:text-box>
        </draw:frame>
        <draw:frame draw:style-name="gr2" draw:text-style-name="P3" draw:layer="layout" svg:width="14.946cm" svg:height="0.454cm" svg:x="3.814cm" svg:y="21.987cm">
          <draw:text-box>
            <text:p text:style-name="P1"><text:span text:style-name="T2">for all windows XP, Vista, 7, Server 2008, proprietary software, PDA’s, and </text:span></text:p>
          </draw:text-box>
        </draw:frame>
        <draw:frame draw:style-name="gr2" draw:text-style-name="P3" draw:layer="layout" svg:width="2.864cm" svg:height="0.454cm" svg:x="3.814cm" svg:y="22.439cm">
          <draw:text-box>
            <text:p text:style-name="P1"><text:span text:style-name="T2">Blackberry’s. <text:s/></text:span></text:p>
          </draw:text-box>
        </draw:frame>
        <draw:frame draw:style-name="gr2" draw:text-style-name="P3" draw:layer="layout" svg:width="3.05cm" svg:height="0.458cm" svg:x="9.275cm" svg:y="23.349cm">
          <draw:text-box>
            <text:p text:style-name="P1"><text:span text:style-name="T6">REFERENCES</text:span></text:p>
          </draw:text-box>
        </draw:frame>
        <draw:frame draw:style-name="gr8" draw:text-style-name="P10" draw:layer="layout" svg:width="16.119cm" svg:height="1.234cm" svg:x="2.544cm" svg:y="24.01cm">
          <draw:text-box>
            <text:p text:style-name="P1"><text:span text:style-name="T11">• <text:s text:c="3"/></text:span><text:span text:style-name="T11">Michael Law | Owner, Qualatech Solutions| Michael@qualatech.com | 443.677.6455</text:span></text:p>
            <text:p text:style-name="P1"><text:span text:style-name="T11"/></text:p>
            <text:p text:style-name="P1"><text:span text:style-name="T11">• <text:s text:c="3"/></text:span><text:span text:style-name="T11">Karen Cushman | Benelli USA manager | </text:span><text:span text:style-name="T11"><text:a xlink:href="mailto:karenC@benelliusa.com" xlink:type="simple">karenC@benelliusa.com</text:a></text:span><text:span text:style-name="T11"><text:s/>| 301-283-6981 x123</text:span></text:p>
          </draw:text-box>
        </draw:frame>
        <draw:line draw:style-name="gr9" draw:text-style-name="P4" draw:layer="layout" svg:x1="2.54cm" svg:y1="14.565cm" svg:x2="19.046cm" svg:y2="14.565cm">
          <text:p/>
        </draw:line>
        <draw:line draw:style-name="gr9" draw:text-style-name="P4" draw:layer="layout" svg:x1="2.54cm" svg:y1="15.588cm" svg:x2="19.046cm" svg:y2="15.588cm">
          <text:p/>
        </draw:line>
        <draw:line draw:style-name="gr10" draw:text-style-name="P4" draw:layer="layout" svg:x1="0.86cm" svg:y1="0.877cm" svg:x2="0.86cm" svg:y2="27.067cm">
          <text:p/>
        </draw:line>
        <draw:line draw:style-name="gr10" draw:text-style-name="P4" draw:layer="layout" svg:x1="20.729cm" svg:y1="0.849cm" svg:x2="20.729cm" svg:y2="27.092cm">
          <text:p/>
        </draw:line>
        <draw:line draw:style-name="gr10" draw:text-style-name="P4" draw:layer="layout" svg:x1="0.846cm" svg:y1="0.863cm" svg:x2="20.739cm" svg:y2="0.863cm">
          <text:p/>
        </draw:line>
        <draw:line draw:style-name="gr10" draw:text-style-name="P4" draw:layer="layout" svg:x1="0.874cm" svg:y1="27.081cm" svg:x2="20.715cm" svg:y2="27.081cm">
          <text:p/>
        </draw:line>
        <draw:line draw:style-name="gr9" draw:text-style-name="P4" draw:layer="layout" svg:x1="2.54cm" svg:y1="14.565cm" svg:x2="19.046cm" svg:y2="14.565cm">
          <text:p/>
        </draw:line>
        <draw:line draw:style-name="gr9" draw:text-style-name="P4" draw:layer="layout" svg:x1="2.54cm" svg:y1="15.588cm" svg:x2="19.046cm" svg:y2="15.588cm">
          <text:p/>
        </draw:line>
        <draw:line draw:style-name="gr11" draw:text-style-name="P4" draw:layer="layout" svg:x1="2.54cm" svg:y1="3.276cm" svg:x2="19.05cm" svg:y2="3.2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/>
    <style:font-face style:name="Liberation Mono" svg:font-family="'Liberation Mono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30T15:44:42.952386044</dc:date>
    <meta:editing-duration>PT5M50S</meta:editing-duration>
    <meta:editing-cycles>1</meta:editing-cycles>
    <meta:document-statistic meta:object-count="58"/>
    <meta:generator>LibreOffice/6.0.7.3$Linux_X86_64 LibreOffice_project/00m0$Build-3</meta:generator>
  </office:meta>
</office:document-meta>
</file>